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table:number-columns-repeated="3"/>
          <table:table-cell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 Bank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 Ba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9.815" calcext:value-type="float">
            <text:p>199.815</text:p>
          </table:table-cell>
          <table:table-cell table:formula="of:=[.C8]*[.$B$5]" office:value-type="float" office:value="399.63" calcext:value-type="float">
            <text:p>399.63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G8]*[.F5]"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table:formula="of:=([.C9]+[.D8])*[.$B$5]" office:value-type="float" office:value="399.26" calcext:value-type="float">
            <text:p>399.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H8]+[.G9])*[.$F$5]" office:value-type="float" office:value="2.2149" calcext:value-type="float">
            <text:p>2.2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00" calcext:value-type="float">
            <text:p>-200</text:p>
          </table:table-cell>
          <table:table-cell table:formula="of:=([.C10]+[.D9])*[.$B$5]" office:value-type="float" office:value="398.52" calcext:value-type="float">
            <text:p>398.52</text:p>
          </table:table-cell>
          <table:table-cell/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([.H9]+[.G10])*[.$F$5]" office:value-type="float" office:value="3.439943" calcext:value-type="float">
            <text:p>3.4399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00" calcext:value-type="float">
            <text:p>-200</text:p>
          </table:table-cell>
          <table:table-cell table:formula="of:=([.C11]+[.D10])*[.$B$5]" office:value-type="float" office:value="397.04" calcext:value-type="float">
            <text:p>397.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H10]+[.G11])*[.$F$5]" office:value-type="float" office:value="4.75073901" calcext:value-type="float">
            <text:p>4.750739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00" calcext:value-type="float">
            <text:p>-200</text:p>
          </table:table-cell>
          <table:table-cell table:formula="of:=([.C12]+[.D11])*[.$B$5]" office:value-type="float" office:value="394.08" calcext:value-type="float">
            <text:p>394.08</text:p>
          </table:table-cell>
          <table:table-cell/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([.H11]+[.G12])*[.$F$5]" office:value-type="float" office:value="6.1532907407" calcext:value-type="float">
            <text:p>6.15329074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00" calcext:value-type="float">
            <text:p>-200</text:p>
          </table:table-cell>
          <table:table-cell table:formula="of:=([.C13]+[.D12])*[.$B$5]" office:value-type="float" office:value="388.16" calcext:value-type="float">
            <text:p>388.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H12]+[.G13])*[.$F$5]" office:value-type="float" office:value="7.654021092549" calcext:value-type="float">
            <text:p>7.6540210925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00" calcext:value-type="float">
            <text:p>-200</text:p>
          </table:table-cell>
          <table:table-cell table:formula="of:=([.C14]+[.D13])*[.$B$5]" office:value-type="float" office:value="376.32" calcext:value-type="float">
            <text:p>376.32</text:p>
          </table:table-cell>
          <table:table-cell/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formula="of:=([.H13]+[.G14])*[.$F$5]" office:value-type="float" office:value="9.25980256902743" calcext:value-type="float">
            <text:p>9.259802569027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200" calcext:value-type="float">
            <text:p>-200</text:p>
          </table:table-cell>
          <table:table-cell table:formula="of:=([.C15]+[.D14])*[.$B$5]" office:value-type="float" office:value="352.639999999999" calcext:value-type="float">
            <text:p>352.6399999999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H14]+[.G15])*[.$F$5]" office:value-type="float" office:value="10.9779887488594" calcext:value-type="float">
            <text:p>10.97798874885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00" calcext:value-type="float">
            <text:p>-200</text:p>
          </table:table-cell>
          <table:table-cell table:formula="of:=([.C16]+[.D15])*[.$B$5]" office:value-type="float" office:value="305.279999999999" calcext:value-type="float">
            <text:p>305.2799999999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H15]+[.G16])*[.$F$5]" office:value-type="float" office:value="12.8164479612795" calcext:value-type="float">
            <text:p>12.81644796127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200" calcext:value-type="float">
            <text:p>-200</text:p>
          </table:table-cell>
          <table:table-cell table:formula="of:=([.C17]+[.D16])*[.$B$5]" office:value-type="float" office:value="210.559999999998" calcext:value-type="float">
            <text:p>210.5599999999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H16]+[.G17])*[.$F$5]" office:value-type="float" office:value="14.7835993185691" calcext:value-type="float">
            <text:p>14.7835993185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200" calcext:value-type="float">
            <text:p>-200</text:p>
          </table:table-cell>
          <table:table-cell table:formula="of:=([.C18]+[.D17])*[.$B$5]" office:value-type="float" office:value="21.1199999999953" calcext:value-type="float">
            <text:p>21.11999999999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([.H17]+[.G18])*[.$F$5]" office:value-type="float" office:value="16.8884512708689" calcext:value-type="float">
            <text:p>16.888451270868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1" office:value-type="float" office:value="1" calcext:value-type="float">
            <text:p>1</text:p>
          </table:table-cell>
          <table:table-cell table:formula="of:=([.H18]+[.G19])*[.$F$5]" office:value-type="float" office:value="19.1406428598297" calcext:value-type="float">
            <text:p>19.1406428598297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[.H19]+[.G20])*[.$F$5]" office:value-type="float" office:value="21.5504878600178" calcext:value-type="float">
            <text:p>21.550487860017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1" office:value-type="float" office:value="1" calcext:value-type="float">
            <text:p>1</text:p>
          </table:table-cell>
          <table:table-cell table:formula="of:=([.H20]+[.G21])*[.$F$5]" office:value-type="float" office:value="24.1290220102191" calcext:value-type="float">
            <text:p>24.129022010219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H21]+[.G22])*[.$F$5]" office:value-type="float" office:value="26.8880535509344" calcext:value-type="float">
            <text:p>26.888053550934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([.H22]+[.G23])*[.$F$5]" office:value-type="float" office:value="29.8402172994998" calcext:value-type="float">
            <text:p>29.8402172994998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([.H23]+[.G24])*[.$F$5]" office:value-type="float" office:value="32.9990325104648" calcext:value-type="float">
            <text:p>32.9990325104648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1" office:value-type="float" office:value="1" calcext:value-type="float">
            <text:p>1</text:p>
          </table:table-cell>
          <table:table-cell table:formula="of:=([.H24]+[.G25])*[.$F$5]" office:value-type="float" office:value="36.3789647861973" calcext:value-type="float">
            <text:p>36.3789647861973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([.H25]+[.G26])*[.$F$5]" office:value-type="float" office:value="39.9954923212312" calcext:value-type="float">
            <text:p>39.995492321231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.H26]+[.G27])*[.$F$5]" office:value-type="float" office:value="43.8651767837173" calcext:value-type="float">
            <text:p>43.8651767837173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H27]+[.G28])*[.$F$5]" office:value-type="float" office:value="48.0057391585776" calcext:value-type="float">
            <text:p>48.005739158577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[.H28]+[.G29])*[.$F$5]" office:value-type="float" office:value="52.436140899678" calcext:value-type="float">
            <text:p>52.43614089967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1" office:value-type="float" office:value="1" calcext:value-type="float">
            <text:p>1</text:p>
          </table:table-cell>
          <table:table-cell table:formula="of:=([.H29]+[.G30])*[.$F$5]" office:value-type="float" office:value="57.1766707626555" calcext:value-type="float">
            <text:p>57.1766707626555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([.H30]+[.G31])*[.$F$5]" office:value-type="float" office:value="62.2490377160413" calcext:value-type="float">
            <text:p>62.24903771604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1" office:value-type="float" office:value="1" calcext:value-type="float">
            <text:p>1</text:p>
          </table:table-cell>
          <table:table-cell table:formula="of:=([.H31]+[.G32])*[.$F$5]" office:value-type="float" office:value="67.6764703561642" calcext:value-type="float">
            <text:p>67.6764703561642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([.H32]+[.G33])*[.$F$5]" office:value-type="float" office:value="73.4838232810958" calcext:value-type="float">
            <text:p>73.4838232810958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1" office:value-type="float" office:value="1" calcext:value-type="float">
            <text:p>1</text:p>
          </table:table-cell>
          <table:table-cell table:formula="of:=([.H33]+[.G34])*[.$F$5]" office:value-type="float" office:value="79.6976909107725" calcext:value-type="float">
            <text:p>79.6976909107725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H34]+[.G35])*[.$F$5]" office:value-type="float" office:value="86.3465292745265" calcext:value-type="float">
            <text:p>86.3465292745265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1" office:value-type="float" office:value="1" calcext:value-type="float">
            <text:p>1</text:p>
          </table:table-cell>
          <table:table-cell table:formula="of:=([.H35]+[.G36])*[.$F$5]" office:value-type="float" office:value="93.4607863237434" calcext:value-type="float">
            <text:p>93.4607863237434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H36]+[.G37])*[.$F$5]" office:value-type="float" office:value="101.073041366405" calcext:value-type="float">
            <text:p>101.073041366405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H37]+[.G38])*[.$F$5]" office:value-type="float" office:value="109.218154262054" calcext:value-type="float">
            <text:p>109.218154262054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H38]+[.G39])*[.$F$5]" office:value-type="float" office:value="117.933425060398" calcext:value-type="float">
            <text:p>117.933425060398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([.H39]+[.G40])*[.$F$5]" office:value-type="float" office:value="127.258764814625" calcext:value-type="float">
            <text:p>127.25876481462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1" office:value-type="float" office:value="1" calcext:value-type="float">
            <text:p>1</text:p>
          </table:table-cell>
          <table:table-cell table:formula="of:=([.H40]+[.G41])*[.$F$5]" office:value-type="float" office:value="137.236878351649" calcext:value-type="float">
            <text:p>137.236878351649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([.H41]+[.G42])*[.$F$5]" office:value-type="float" office:value="147.913459836265" calcext:value-type="float">
            <text:p>147.91345983626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1" office:value-type="float" office:value="1" calcext:value-type="float">
            <text:p>1</text:p>
          </table:table-cell>
          <table:table-cell table:formula="of:=([.H42]+[.G43])*[.$F$5]" office:value-type="float" office:value="159.337402024803" calcext:value-type="float">
            <text:p>159.337402024803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([.H43]+[.G44])*[.$F$5]" office:value-type="float" office:value="171.56102016654" calcext:value-type="float">
            <text:p>171.56102016654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1" office:value-type="float" office:value="1" calcext:value-type="float">
            <text:p>1</text:p>
          </table:table-cell>
          <table:table-cell table:formula="of:=([.H44]+[.G45])*[.$F$5]" office:value-type="float" office:value="184.640291578197" calcext:value-type="float">
            <text:p>184.640291578197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([.H45]+[.G46])*[.$F$5]" office:value-type="float" office:value="198.635111988671" calcext:value-type="float">
            <text:p>198.63511198867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([.H46]+[.G47])*[.$F$5]" office:value-type="float" office:value="213.609569827878" calcext:value-type="float">
            <text:p>213.60956982787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([.H47]+[.G48])*[.$F$5]" office:value-type="float" office:value="229.63223971583" calcext:value-type="float">
            <text:p>229.6322397158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H48]+[.G49])*[.$F$5]" office:value-type="float" office:value="246.776496495938" calcext:value-type="float">
            <text:p>246.776496495938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([.H49]+[.G50])*[.$F$5]" office:value-type="float" office:value="265.120851250653" calcext:value-type="float">
            <text:p>265.120851250653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[.H50]+[.G51])*[.$F$5]" office:value-type="float" office:value="284.749310838199" calcext:value-type="float">
            <text:p>284.749310838199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1" office:value-type="float" office:value="1" calcext:value-type="float">
            <text:p>1</text:p>
          </table:table-cell>
          <table:table-cell table:formula="of:=([.H51]+[.G52])*[.$F$5]" office:value-type="float" office:value="305.751762596873" calcext:value-type="float">
            <text:p>305.751762596873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[.H52]+[.G53])*[.$F$5]" office:value-type="float" office:value="328.224385978654" calcext:value-type="float">
            <text:p>328.224385978654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1" office:value-type="float" office:value="1" calcext:value-type="float">
            <text:p>1</text:p>
          </table:table-cell>
          <table:table-cell table:formula="of:=([.H53]+[.G54])*[.$F$5]" office:value-type="float" office:value="352.27009299716" calcext:value-type="float">
            <text:p>352.27009299716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([.H54]+[.G55])*[.$F$5]" office:value-type="float" office:value="377.998999506961" calcext:value-type="float">
            <text:p>377.998999506961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1" office:value-type="float" office:value="1" calcext:value-type="float">
            <text:p>1</text:p>
          </table:table-cell>
          <table:table-cell table:formula="of:=([.H55]+[.G56])*[.$F$5]" office:value-type="float" office:value="405.528929472449" calcext:value-type="float">
            <text:p>405.52892947244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H56]+[.G57])*[.$F$5]" office:value-type="float" office:value="434.98595453552" calcext:value-type="float">
            <text:p>434.985954535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1" office:value-type="float" office:value="1" calcext:value-type="float">
            <text:p>1</text:p>
          </table:table-cell>
          <table:table-cell table:formula="of:=([.H57]+[.G58])*[.$F$5]" office:value-type="float" office:value="466.504971353006" calcext:value-type="float">
            <text:p>466.504971353006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([.H58]+[.G59])*[.$F$5]" office:value-type="float" office:value="500.230319347717" calcext:value-type="float">
            <text:p>500.230319347717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([.H59]+[.G60])*[.$F$5]" office:value-type="float" office:value="536.316441702057" calcext:value-type="float">
            <text:p>536.316441702057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H60]+[.G61])*[.$F$5]" office:value-type="float" office:value="574.928592621201" calcext:value-type="float">
            <text:p>574.928592621201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([.H61]+[.G62])*[.$F$5]" office:value-type="float" office:value="616.243594104685" calcext:value-type="float">
            <text:p>616.2435941046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1" office:value-type="float" office:value="1" calcext:value-type="float">
            <text:p>1</text:p>
          </table:table-cell>
          <table:table-cell table:formula="of:=([.H62]+[.G63])*[.$F$5]" office:value-type="float" office:value="660.450645692013" calcext:value-type="float">
            <text:p>660.450645692013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([.H63]+[.G64])*[.$F$5]" office:value-type="float" office:value="707.752190890454" calcext:value-type="float">
            <text:p>707.752190890454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1" office:value-type="float" office:value="1" calcext:value-type="float">
            <text:p>1</text:p>
          </table:table-cell>
          <table:table-cell table:formula="of:=([.H64]+[.G65])*[.$F$5]" office:value-type="float" office:value="758.364844252786" calcext:value-type="float">
            <text:p>758.36484425278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([.H65]+[.G66])*[.$F$5]" office:value-type="float" office:value="812.520383350481" calcext:value-type="float">
            <text:p>812.52038335048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1" office:value-type="float" office:value="1" calcext:value-type="float">
            <text:p>1</text:p>
          </table:table-cell>
          <table:table-cell table:formula="of:=([.H66]+[.G67])*[.$F$5]" office:value-type="float" office:value="870.466810185015" calcext:value-type="float">
            <text:p>870.466810185015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([.H67]+[.G68])*[.$F$5]" office:value-type="float" office:value="932.469486897966" calcext:value-type="float">
            <text:p>932.469486897966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1" office:value-type="float" office:value="1" calcext:value-type="float">
            <text:p>1</text:p>
          </table:table-cell>
          <table:table-cell table:formula="of:=([.H68]+[.G69])*[.$F$5]" office:value-type="float" office:value="998.812350980824" calcext:value-type="float">
            <text:p>998.81235098082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([.H69]+[.G70])*[.$F$5]" office:value-type="float" office:value="1069.79921554948" calcext:value-type="float">
            <text:p>1069.79921554948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H70]+[.G71])*[.$F$5]" office:value-type="float" office:value="1145.75516063795" calcext:value-type="float">
            <text:p>1145.75516063795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([.H71]+[.G72])*[.$F$5]" office:value-type="float" office:value="1227.0280218826" calcext:value-type="float">
            <text:p>1227.0280218826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([.H72]+[.G73])*[.$F$5]" office:value-type="float" office:value="1313.98998341438" calcext:value-type="float">
            <text:p>1313.9899834143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1" office:value-type="float" office:value="1" calcext:value-type="float">
            <text:p>1</text:p>
          </table:table-cell>
          <table:table-cell table:formula="of:=([.H73]+[.G74])*[.$F$5]" office:value-type="float" office:value="1407.03928225339" calcext:value-type="float">
            <text:p>1407.0392822533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([.H74]+[.G75])*[.$F$5]" office:value-type="float" office:value="1506.60203201113" calcext:value-type="float">
            <text:p>1506.60203201113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1" office:value-type="float" office:value="1" calcext:value-type="float">
            <text:p>1</text:p>
          </table:table-cell>
          <table:table-cell table:formula="of:=([.H75]+[.G76])*[.$F$5]" office:value-type="float" office:value="1613.13417425191" calcext:value-type="float">
            <text:p>1613.1341742519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([.H76]+[.G77])*[.$F$5]" office:value-type="float" office:value="1727.12356644954" calcext:value-type="float">
            <text:p>1727.12356644954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1" office:value-type="float" office:value="1" calcext:value-type="float">
            <text:p>1</text:p>
          </table:table-cell>
          <table:table-cell table:formula="of:=([.H77]+[.G78])*[.$F$5]" office:value-type="float" office:value="1849.09221610101" calcext:value-type="float">
            <text:p>1849.09221610101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([.H78]+[.G79])*[.$F$5]" office:value-type="float" office:value="1979.59867122808" calcext:value-type="float">
            <text:p>1979.59867122808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1" office:value-type="float" office:value="1" calcext:value-type="float">
            <text:p>1</text:p>
          </table:table-cell>
          <table:table-cell table:formula="of:=([.H79]+[.G80])*[.$F$5]" office:value-type="float" office:value="2119.24057821404" calcext:value-type="float">
            <text:p>2119.24057821404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([.H80]+[.G81])*[.$F$5]" office:value-type="float" office:value="2268.65741868903" calcext:value-type="float">
            <text:p>2268.65741868903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([.H81]+[.G82])*[.$F$5]" office:value-type="float" office:value="2428.53343799726" calcext:value-type="float">
            <text:p>2428.53343799726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([.H82]+[.G83])*[.$F$5]" office:value-type="float" office:value="2599.60077865707" calcext:value-type="float">
            <text:p>2599.60077865707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([.H83]+[.G84])*[.$F$5]" office:value-type="float" office:value="2782.64283316306" calcext:value-type="float">
            <text:p>2782.64283316306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1" office:value-type="float" office:value="1" calcext:value-type="float">
            <text:p>1</text:p>
          </table:table-cell>
          <table:table-cell table:formula="of:=([.H84]+[.G85])*[.$F$5]" office:value-type="float" office:value="2978.49783148448" calcext:value-type="float">
            <text:p>2978.49783148448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([.H85]+[.G86])*[.$F$5]" office:value-type="float" office:value="3188.06267968839" calcext:value-type="float">
            <text:p>3188.06267968839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([.H86]+[.G87])*[.$F$5]" office:value-type="float" office:value="3412.29706726658" calcext:value-type="float">
            <text:p>3412.29706726658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([.H87]+[.G88])*[.$F$5]" office:value-type="float" office:value="3652.22786197524" calcext:value-type="float">
            <text:p>3652.22786197524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1" office:value-type="float" office:value="1" calcext:value-type="float">
            <text:p>1</text:p>
          </table:table-cell>
          <table:table-cell table:formula="of:=([.H88]+[.G89])*[.$F$5]" office:value-type="float" office:value="3908.95381231351" calcext:value-type="float">
            <text:p>3908.95381231351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([.H89]+[.G90])*[.$F$5]" office:value-type="float" office:value="4183.65057917545" calcext:value-type="float">
            <text:p>4183.65057917545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1" office:value-type="float" office:value="1" calcext:value-type="float">
            <text:p>1</text:p>
          </table:table-cell>
          <table:table-cell table:formula="of:=([.H90]+[.G91])*[.$F$5]" office:value-type="float" office:value="4477.57611971774" calcext:value-type="float">
            <text:p>4477.57611971774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([.H91]+[.G92])*[.$F$5]" office:value-type="float" office:value="4792.07644809798" calcext:value-type="float">
            <text:p>4792.0764480979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([.H92]+[.G93])*[.$F$5]" office:value-type="float" office:value="5128.59179946484" calcext:value-type="float">
            <text:p>5128.59179946484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([.H93]+[.G94])*[.$F$5]" office:value-type="float" office:value="5488.66322542737" calcext:value-type="float">
            <text:p>5488.66322542737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([.H94]+[.G95])*[.$F$5]" office:value-type="float" office:value="5873.93965120729" calcext:value-type="float">
            <text:p>5873.93965120729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1" office:value-type="float" office:value="1" calcext:value-type="float">
            <text:p>1</text:p>
          </table:table-cell>
          <table:table-cell table:formula="of:=([.H95]+[.G96])*[.$F$5]" office:value-type="float" office:value="6286.1854267918" calcext:value-type="float">
            <text:p>6286.1854267918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H96]+[.G97])*[.$F$5]" office:value-type="float" office:value="6727.28840666723" calcext:value-type="float">
            <text:p>6727.2884066672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1" office:value-type="float" office:value="1" calcext:value-type="float">
            <text:p>1</text:p>
          </table:table-cell>
          <table:table-cell table:formula="of:=([.H97]+[.G98])*[.$F$5]" office:value-type="float" office:value="7199.26859513393" calcext:value-type="float">
            <text:p>7199.268595133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([.H98]+[.G99])*[.$F$5]" office:value-type="float" office:value="7704.28739679331" calcext:value-type="float">
            <text:p>7704.28739679331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1" office:value-type="float" office:value="1" calcext:value-type="float">
            <text:p>1</text:p>
          </table:table-cell>
          <table:table-cell table:formula="of:=([.H99]+[.G100])*[.$F$5]" office:value-type="float" office:value="8244.65751456884" calcext:value-type="float">
            <text:p>8244.65751456884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([.H100]+[.G101])*[.$F$5]" office:value-type="float" office:value="8822.85354058866" calcext:value-type="float">
            <text:p>8822.8535405886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1" office:value-type="float" office:value="1" calcext:value-type="float">
            <text:p>1</text:p>
          </table:table-cell>
          <table:table-cell table:formula="of:=([.H101]+[.G102])*[.$F$5]" office:value-type="float" office:value="9441.52328842987" calcext:value-type="float">
            <text:p>9441.52328842987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([.H102]+[.G103])*[.$F$5]" office:value-type="float" office:value="10103.49991862" calcext:value-type="float">
            <text:p>10103.4999186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([.H103]+[.G104])*[.$F$5]" office:value-type="float" office:value="10811.8149129234" calcext:value-type="float">
            <text:p>10811.8149129234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([.H104]+[.G105])*[.$F$5]" office:value-type="float" office:value="11569.711956828" calcext:value-type="float">
            <text:p>11569.711956828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([.H105]+[.G106])*[.$F$5]" office:value-type="float" office:value="12380.6617938059" calcext:value-type="float">
            <text:p>12380.6617938059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H106]+[.G107])*[.$F$5]" office:value-type="float" office:value="13248.3781193724" calcext:value-type="float">
            <text:p>13248.3781193724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-13248" calcext:value-type="float">
            <text:p>-13248</text:p>
          </table:table-cell>
          <table:table-cell table:formula="of:=([.H107]+[.G108])*[.$F$5]" office:value-type="float" office:value="0.404587728429888" calcext:value-type="float">
            <text:p>0.404587728429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00:58:46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5:48:36.515000000</meta:creation-date>
    <dc:date>2020-11-15T01:05:04.067000000</dc:date>
    <meta:editing-duration>PT33M35S</meta:editing-duration>
    <meta:editing-cycles>5</meta:editing-cycles>
    <meta:generator>LibreOffice/6.4.6.2$Windows_X86_64 LibreOffice_project/0ce51a4fd21bff07a5c061082cc82c5ed232f115</meta:generator>
    <meta:document-statistic meta:table-count="1" meta:cell-count="346" meta:object-count="0"/>
  </office:meta>
</office:document-meta>
</file>